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number-columns-repeated="2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8.9725" calcext:value-type="float">
            <text:p>9.0</text:p>
          </table:table-cell>
          <table:table-cell table:style-name="ce118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3925" calcext:value-type="float">
            <text:p>9.4</text:p>
          </table:table-cell>
          <table:table-cell table:style-name="ce107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3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8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7.86" calcext:value-type="float">
            <text:p>7.9</text:p>
          </table:table-cell>
          <table:table-cell/>
          <table:table-cell table:style-name="ce86" table:formula="of:=AVERAGE([.R14];[.W14];[.AB14])" office:value-type="float" office:value="9" calcext:value-type="float">
            <text:p>9.0</text:p>
          </table:table-cell>
          <table:table-cell table:style-name="ce86" table:formula="of:=AVERAGE([.Q14];[.V14];[.AA14])" office:value-type="float" office:value="7.1" calcext:value-type="float">
            <text:p>7.1</text:p>
          </table:table-cell>
          <table:table-cell table:style-name="ce86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48" calcext:value-type="float">
            <text:p>9.5</text:p>
          </table:table-cell>
          <table:table-cell/>
          <table:table-cell table:style-name="ce86" table:formula="of:=AVERAGE([.R15];[.W15];[.AB15])" office:value-type="float" office:value="9" calcext:value-type="float">
            <text:p>9.0</text:p>
          </table:table-cell>
          <table:table-cell table:style-name="ce86" table:formula="of:=AVERAGE([.Q15];[.V15];[.AA15])" office:value-type="float" office:value="9.7" calcext:value-type="float">
            <text:p>9.7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35" calcext:value-type="float">
            <text:p>9.4</text:p>
          </table:table-cell>
          <table:table-cell/>
          <table:table-cell table:style-name="ce86" table:formula="of:=AVERAGE([.R16];[.W16];[.AB16])" office:value-type="float" office:value="9" calcext:value-type="float">
            <text:p>9.0</text:p>
          </table:table-cell>
          <table:table-cell table:style-name="ce86" table:formula="of:=AVERAGE([.Q16];[.V16];[.AA16])" office:value-type="float" office:value="9.23333333333333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29" calcext:value-type="float">
            <text:p>7.3</text:p>
          </table:table-cell>
          <table:table-cell/>
          <table:table-cell table:style-name="ce86" table:formula="of:=AVERAGE([.R17];[.W17];[.AB17])" office:value-type="float" office:value="9" calcext:value-type="float">
            <text:p>9.0</text:p>
          </table:table-cell>
          <table:table-cell table:style-name="ce86" table:formula="of:=AVERAGE([.Q17];[.V17];[.AA17])" office:value-type="float" office:value="6.3" calcext:value-type="float">
            <text:p>6.3</text:p>
          </table:table-cell>
          <table:table-cell table:style-name="ce86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59" calcext:value-type="float">
            <text:p>7.6</text:p>
          </table:table-cell>
          <table:table-cell/>
          <table:table-cell table:style-name="ce86" table:formula="of:=AVERAGE([.R18];[.W18];[.AB18])" office:value-type="float" office:value="9" calcext:value-type="float">
            <text:p>9.0</text:p>
          </table:table-cell>
          <table:table-cell table:style-name="ce86" table:formula="of:=AVERAGE([.Q18];[.V18];[.AA18])" office:value-type="float" office:value="6.7" calcext:value-type="float">
            <text:p>6.7</text:p>
          </table:table-cell>
          <table:table-cell table:style-name="ce86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19];[.W19];[.AB19])" office:value-type="float" office:value="9" calcext:value-type="float">
            <text:p>9.0</text:p>
          </table:table-cell>
          <table:table-cell table:style-name="ce86" table:formula="of:=AVERAGE([.Q19];[.V19];[.AA19])" office:value-type="float" office:value="8.63333333333333" calcext:value-type="float">
            <text:p>8.6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" calcext:value-type="float">
            <text:p>9.0</text:p>
          </table:table-cell>
          <table:table-cell/>
          <table:table-cell table:style-name="ce86" table:formula="of:=AVERAGE([.R20];[.W20];[.AB20])" office:value-type="float" office:value="9" calcext:value-type="float">
            <text:p>9.0</text:p>
          </table:table-cell>
          <table:table-cell table:style-name="ce86" table:formula="of:=AVERAGE([.Q20];[.V18];[.AA20])" office:value-type="float" office:value="8.7" calcext:value-type="float">
            <text:p>8.7</text:p>
          </table:table-cell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R21];[.W21];[.AB21])" office:value-type="float" office:value="9" calcext:value-type="float">
            <text:p>9.0</text:p>
          </table:table-cell>
          <table:table-cell table:style-name="ce86" table:formula="of:=AVERAGE([.Q21];[.V19];[.AA21])" office:value-type="float" office:value="7.83333333333333" calcext:value-type="float">
            <text:p>7.8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R22];[.W22];[.AB22])" office:value-type="float" office:value="9" calcext:value-type="float">
            <text:p>9.0</text:p>
          </table:table-cell>
          <table:table-cell table:style-name="ce86" table:formula="of:=AVERAGE([.Q22];[.V20];[.AA22])" office:value-type="float" office:value="7.63333333333333" calcext:value-type="float">
            <text:p>7.6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74" calcext:value-type="float">
            <text:p>9.7</text:p>
          </table:table-cell>
          <table:table-cell/>
          <table:table-cell table:style-name="ce86" table:formula="of:=AVERAGE([.R23];[.W23];[.AB23])" office:value-type="float" office:value="9" calcext:value-type="float">
            <text:p>9.0</text:p>
          </table:table-cell>
          <table:table-cell table:style-name="ce86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24];[.W24];[.AB24])" office:value-type="float" office:value="9" calcext:value-type="float">
            <text:p>9.0</text:p>
          </table:table-cell>
          <table:table-cell table:style-name="ce86" table:formula="of:=AVERAGE([.Q24];[.V22];[.AA24])" office:value-type="float" office:value="7.5" calcext:value-type="float">
            <text:p>7.5</text:p>
          </table:table-cell>
          <table:table-cell table:style-name="ce86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87" calcext:value-type="float">
            <text:p>8.9</text:p>
          </table:table-cell>
          <table:table-cell/>
          <table:table-cell table:style-name="ce86" table:formula="of:=AVERAGE([.R25];[.W25];[.AB25])" office:value-type="float" office:value="9" calcext:value-type="float">
            <text:p>9.0</text:p>
          </table:table-cell>
          <table:table-cell table:style-name="ce86" table:formula="of:=AVERAGE([.Q25];[.V25];[.AA25])" office:value-type="float" office:value="8.83333333333333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36" calcext:value-type="float">
            <text:p>9.4</text:p>
          </table:table-cell>
          <table:table-cell/>
          <table:table-cell table:style-name="ce86" table:formula="of:=AVERAGE([.R26];[.W26];[.AB26])" office:value-type="float" office:value="9" calcext:value-type="float">
            <text:p>9.0</text:p>
          </table:table-cell>
          <table:table-cell table:style-name="ce86" table:formula="of:=AVERAGE([.Q26];[.V26];[.AA26])" office:value-type="float" office:value="9.3" calcext:value-type="float">
            <text:p>9.3</text:p>
          </table:table-cell>
          <table:table-cell table:style-name="ce86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9.36" calcext:value-type="float">
            <text:p>9.4</text:p>
          </table:table-cell>
          <table:table-cell/>
          <table:table-cell table:style-name="ce86" table:formula="of:=AVERAGE([.R27];[.W27];[.AB27])" office:value-type="float" office:value="9" calcext:value-type="float">
            <text:p>9.0</text:p>
          </table:table-cell>
          <table:table-cell table:style-name="ce86" table:formula="of:=AVERAGE([.Q27];[.V27];[.AA27])" office:value-type="float" office:value="9.2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8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869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1"/>
          <table:table-cell table:number-columns-repeated="887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FINAL DOCUMENT</text:p>
          </table:table-cell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84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6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31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3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/>
          <table:table-cell table:style-name="ce102" office:value-type="string" calcext:value-type="string">
            <text:p>Frezy</text:p>
          </table:table-cell>
          <table:table-cell table:number-columns-repeated="2"/>
          <table:table-cell table:style-name="ce128" office:value-type="string" calcext:value-type="string">
            <text:p>Prezy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number-columns-repeated="865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8.33" calcext:value-type="float">
            <text:p>8.3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4];[.V14];[.AA14];[.AF14])" office:value-type="float" office:value="7.5" calcext:value-type="float">
            <text:p>7.5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30"/>
          <table:table-cell table:style-name="ce86" office:value-type="float" office:value="9.5" calcext:value-type="float">
            <text:p>9.5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29" calcext:value-type="float">
            <text:p>9.3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5];[.V15];[.AA15];[.AF15])" office:value-type="float" office:value="9.15" calcext:value-type="float">
            <text:p>9.2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/>
          <table:table-cell table:style-name="ce86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8" calcext:value-type="float">
            <text:p>9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6];[.V16];[.AA16];[.AF16])" office:value-type="float" office:value="9.85" calcext:value-type="float">
            <text:p>9.9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30"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8.2" calcext:value-type="float">
            <text:p>8.2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7];[.V17];[.AA17];[.AF17])" office:value-type="float" office:value="7.33333333333333" calcext:value-type="float">
            <text:p>7.3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30"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9.695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8];[.V18];[.AA18];[.AF18])" office:value-type="float" office:value="9.775" calcext:value-type="float">
            <text:p>9.8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1"/>
          <table:table-cell table:style-name="ce150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9.77" calcext:value-type="float">
            <text:p>9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9];[.V19];[.AA19];[.AF19])" office:value-type="float" office:value="9.85" calcext:value-type="float">
            <text:p>9.9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3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.65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0];[.V20];[.AA20];[.AF20])" office:value-type="float" office:value="9.65" calcext:value-type="float">
            <text:p>9.7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86"/>
          <table:table-cell table:style-name="ce86" office:value-type="float" office:value="9.4" calcext:value-type="float">
            <text:p>9.4</text:p>
          </table:table-cell>
          <table:table-cell table:style-name="ce130" office:value-type="float" office:value="9.5" calcext:value-type="float">
            <text:p>9.5</text:p>
          </table:table-cell>
          <table:table-cell table:style-name="ce69"/>
          <table:table-cell table:style-name="ce68" office:value-type="string" calcext:value-type="string">
            <text:p>Suni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9.38" calcext:value-type="float">
            <text:p>9.4</text:p>
          </table:table-cell>
          <table:table-cell table:style-name="ce85"/>
          <table:table-cell table:style-name="ce86" office:value-type="float" office:value="9.5" calcext:value-type="float">
            <text:p>9.5</text:p>
          </table:table-cell>
          <table:table-cell table:style-name="ce86" table:formula="of:=AVERAGE([.Q21];[.V21];[.AA21];[.AF21])" office:value-type="float" office:value="9.2" calcext:value-type="float">
            <text:p>9.2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45" calcext:value-type="float">
            <text:p>9.5</text:p>
          </table:table-cell>
          <table:table-cell table:style-name="Default"/>
          <table:table-cell table:style-name="ce86" office:value-type="float" office:value="9.5" calcext:value-type="float">
            <text:p>9.5</text:p>
          </table:table-cell>
          <table:table-cell table:style-name="ce86" table:formula="of:=AVERAGE([.Q22];[.V22];[.AA22];[.AF22])" office:value-type="float" office:value="9.26666666666667" calcext:value-type="float">
            <text:p>9.3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30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41" calcext:value-type="float">
            <text:p>9.4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3];[.V23];[.AA23];[.AF23])" office:value-type="float" office:value="9.35" calcext:value-type="float">
            <text:p>9.4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m</text:p>
          </table:table-cell>
          <table:table-cell table:style-name="ce86"/>
          <table:table-cell table:style-name="ce86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6.86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4];[.V24];[.AA24];[.AF24])" office:value-type="float" office:value="5" calcext:value-type="float">
            <text:p>5.0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30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51" calcext:value-type="float">
            <text:p>8.5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5];[.V25];[.AA25];[.AF25])" office:value-type="float" office:value="8.1" calcext:value-type="float">
            <text:p>8.1</text:p>
          </table:table-cell>
          <table:table-cell table:style-name="ce86"/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/>
          <table:table-cell table:style-name="ce86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74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6];[.V26];[.AA26];[.AF26])" office:value-type="float" office:value="9.8" calcext:value-type="float">
            <text:p>9.8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30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55" calcext:value-type="float">
            <text:p>8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7];[.V27];[.AA27];[.AF27])" office:value-type="float" office:value="8.375" calcext:value-type="float">
            <text:p>8.4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/>
          <table:table-cell table:style-name="ce86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2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1">
          <table:table-cell/>
          <table:table-cell table:style-name="ce66" office:value-type="string" calcext:value-type="string">
            <text:p>1) <text:s/>NB. Switch Prezy with Final Doc for Final Grade</text:p>
          </table:table-cell>
          <table:table-cell table:style-name="ce68"/>
          <table:table-cell table:number-columns-repeated="8"/>
          <table:table-cell table:style-name="ce6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2:40:58.596392549</dc:date>
    <meta:editing-duration>P2DT19H32M</meta:editing-duration>
    <meta:editing-cycles>517</meta:editing-cycles>
    <meta:generator>LibreOffice/7.3.7.2$Linux_X86_64 LibreOffice_project/30$Build-2</meta:generator>
    <meta:document-statistic meta:table-count="3" meta:cell-count="954" meta:object-count="0"/>
  </office:meta>
</office:document-meta>
</file>